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fo:color="#1155cc"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cfxql33la5z3"/>Team 8 Meeting Minutes</text:p>
      <text:p text:style-name="Subtitle"><text:bookmark text:name="_5hm510b9z6qj"/>23-09-2020 8PM - 11PM; Zoom meeting</text:p>
      <text:p text:style-name="Standard">Present: Sreeniketh, Aiden, Sheldon, Max, Elisa, Leon, Peter</text:p>
      <text:p text:style-name="Standard">Absent:</text:p>
      <text:p text:style-name="Standard">Apologies:</text:p>
      <text:p text:style-name="Heading_20_1"><text:bookmark text:name="_eskv1f94s5m4"/>Meeting Agenda</text:p>
      <text:list xml:id="list3563957392" text:style-name="WWNum1">
        <text:list-item>
          <text:p text:style-name="P1">Set up Canvas and Github Classroom (prereq: team coordinator)</text:p>
        </text:list-item>
        <text:list-item>
          <text:p text:style-name="P1">Team Agreement [Sep 26 11PM]</text:p>
        </text:list-item>
      </text:list>
      <text:p text:style-name="Heading_20_1"><text:bookmark text:name="_sgp1pakz35j7"/>Links</text:p>
      <text:list xml:id="list1842162016" text:style-name="WWNum2">
        <text:list-item>
          <text:p text:style-name="P2">Github Repo: <text:a xlink:type="simple" xlink:href="https://github.com/SoftEng306-2020/project-2-team-8" text:style-name="ListLabel_20_55" text:visited-style-name="ListLabel_20_55"><text:span text:style-name="T1">https://github.com/SoftEng306-2020/project-2-team-8</text:span></text:a></text:p>
        </text:list-item>
        <text:list-item>
          <text:p text:style-name="P2">Google Drive: <text:a xlink:type="simple" xlink:href="https://drive.google.com/drive/u/1/folders/0AJb3-U9ElmkZUk9PVA" text:style-name="ListLabel_20_56" text:visited-style-name="ListLabel_20_56"><text:span text:style-name="T2">Drive</text:span></text:a></text:p>
        </text:list-item>
        <text:list-item>
          <text:p text:style-name="P2"><text:span text:style-name="T4">Meeting time availability:</text:span><text:a xlink:type="simple" xlink:href="https://www.when2meet.com/?9886401-vVIac" text:style-name="ListLabel_20_57" text:visited-style-name="ListLabel_20_57"><text:span text:style-name="T4"> </text:span></text:a><text:a xlink:type="simple" xlink:href="https://www.when2meet.com/?9886401-vVIac" text:style-name="ListLabel_20_55" text:visited-style-name="ListLabel_20_55"><text:span text:style-name="T1">https://www.when2meet.com/?9886401-vVIac</text:span></text:a></text:p>
        </text:list-item>
      </text:list>
      <text:p text:style-name="Standard"/>
      <text:p text:style-name="Heading_20_1"><text:bookmark text:name="_mg6y94qk2t21"/>Bonding session</text:p>
      <text:list xml:id="list2325641912" text:style-name="WWNum6">
        <text:list-item>
          <text:p text:style-name="P3">Played a game of Among Us</text:p>
        </text:list-item>
      </text:list>
      <text:p text:style-name="Heading_20_1"><text:bookmark text:name="_nh90c7lvbdbi"/>Team Agreement</text:p>
      <text:list xml:id="list2882414270" text:style-name="WWNum5">
        <text:list-item>
          <text:p text:style-name="P4">All team members worked on the team agreement together</text:p>
        </text:list-item>
        <text:list-item>
          <text:p text:style-name="P4">We have completed a basic draft</text:p>
        </text:list-item>
        <text:list-item>
          <text:p text:style-name="P4">Elisa asked two questions on Piazza which we should follow up on</text:p>
        </text:list-item>
      </text:list>
      <text:p text:style-name="Heading_20_1"><text:bookmark text:name="_xivmjmkj9ruu"/>Trello</text:p>
      <text:list xml:id="list4236532654" text:style-name="WWNum3">
        <text:list-item>
          <text:p text:style-name="P5">Elisa created Trello board and invited all team members</text:p>
        </text:list-item>
      </text:list>
      <text:p text:style-name="Heading_20_1"><text:bookmark text:name="_9gozig68x1ws"/>Tasks By Next Meeting</text:p>
      <text:p text:style-name="Standard">Each team member go through the draft team agreement and suggest to delete sections.</text:p>
      <text:p text:style-name="Standard"/>
      <text:p text:style-name="Standard"/>
      <text:p text:style-name="Heading_20_1"><text:bookmark text:name="_xg1leeixo9mb"/><text:soft-page-break/>Next Meeting</text:p>
      <text:p text:style-name="Standard">24-09-2020 @ 8:00 PM</text:p>
      <text:p text:style-name="Heading_20_3"><text:bookmark text:name="_9xnrzcer1aic"/>Next Agenda:</text:p>
      <text:list xml:id="list2119115003" text:style-name="WWNum4">
        <text:list-item>
          <text:p text:style-name="P6">Follow up on Piazza answers</text:p>
        </text:list-item>
        <text:list-item>
          <text:p text:style-name="P6">Submit Team agreement within 1 hour!</text:p>
        </text:list-item>
        <text:list-item>
          <text:p text:style-name="P6">Finalise Team Agreement</text:p>
        </text:list-item>
        <text:list-item>
          <text:p text:style-name="P6">Make sure everyone agrees with team agreement</text:p>
        </text:list-item>
        <text:list-item>
          <text:p text:style-name="P6">Fill out Trello Board with overall deadlines</text:p>
        </text:list-item>
        <text:list-item>
          <text:p text:style-name="P6">Look at project code, talk about next stage of project</text:p>
        </text:list-item>
        <text:list-item>
          <text:p text:style-name="P6">Organise next meeting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57" style:display-name="ListLabel 57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178" meta:character-count="1072" meta:non-whitespace-character-count="943"/>
    <meta:generator>LibreOfficeDev/6.0.5.2$Linux_X86_64 LibreOffice_project/</meta:generator>
  </office:meta>
</office:document-meta>
</file>